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mmands" style:family="table">
      <style:table-properties style:width="17cm" table:align="margins"/>
    </style:style>
    <style:style style:name="Commands.A" style:family="table-column">
      <style:table-column-properties style:column-width="5.667cm" style:rel-column-width="21845*"/>
    </style:style>
    <style:style style:name="Commands.A1" style:family="table-cell">
      <style:table-cell-properties fo:background-color="#7da647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mmands.C1" style:family="table-cell">
      <style:table-cell-properties fo:background-color="#7da647" fo:padding="0.097cm" fo:border="0.002cm solid #000000">
        <style:background-image/>
      </style:table-cell-properties>
    </style:style>
    <style:style style:name="Commands.A2" style:family="table-cell">
      <style:table-cell-properties fo:padding="0.097cm" fo:border-left="0.002cm solid #000000" fo:border-right="none" fo:border-top="none" fo:border-bottom="0.002cm solid #000000"/>
    </style:style>
    <style:style style:name="Command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akaoPGothic" fo:font-size="10pt" style:font-size-asian="10pt" style:font-size-complex="10pt"/>
    </style:style>
    <style:style style:name="P2" style:family="paragraph" style:parent-style-name="Table_20_Contents">
      <style:text-properties style:font-name="TakaoPGothic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's that need to be tested and format of the command. Ideally this will be a more complete and useful document than the original!</text:p>
      <text:p text:style-name="P1"></text:p>
      <text:p text:style-name="P1">These need to be checked against the actual source code! <text:s/>Red indicates not tested via regression, green done</text:p>
      <text:p text:style-name="P1"/>
      <table:table table:name="Commands" table:style-name="Commands">
        <table:table-column table:style-name="Commands.A" table:number-columns-repeated="3"/>
        <table:table-row>
          <table:table-cell table:style-name="Commands.A1" office:value-type="string">
            <text:p text:style-name="P1">Command</text:p>
          </table:table-cell>
          <table:table-cell table:style-name="Commands.A1" office:value-type="string">
            <text:p text:style-name="P1">Description</text:p>
          </table:table-cell>
          <table:table-cell table:style-name="Commands.C1" office:value-type="string">
            <text:p text:style-name="P1">Notes</text:p>
          </table:table-cell>
        </table:table-row>
        <table:table-row>
          <table:table-cell table:style-name="Commands.A2" office:value-type="string">
            <text:p text:style-name="P1">"&lt;say message&gt;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:&lt;pose message&gt;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&lt;go direction&gt;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chown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creat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describ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dig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dump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fail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find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flush #ifdef DO_FLUSH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forc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link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lock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nam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ofail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open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osuccess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password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set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shutdown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stats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success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teleport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toad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unlink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unlock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@wall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drop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examin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get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ext:soft-page-break/>
        <table:table-row>
          <table:table-cell table:style-name="Commands.A2" office:value-type="string">
            <text:p text:style-name="P1">giv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goto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grip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help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inventory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kill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look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mov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news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pag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read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rob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say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scor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take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throw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  <table:table-row>
          <table:table-cell table:style-name="Commands.A2" office:value-type="string">
            <text:p text:style-name="P1">"Huh? <text:s/>(Type "help" for help.)</text:p>
          </table:table-cell>
          <table:table-cell table:style-name="Commands.A2" office:value-type="string">
            <text:p text:style-name="P2"/>
          </table:table-cell>
          <table:table-cell table:style-name="Commands.C2" office:value-type="string">
            <text:p text:style-name="P2"/>
          </table:table-cell>
        </table:table-row>
      </table:table>
      <text:p text:style-name="P1"/>
      <text:p text:style-name="P1">These docs were written with the help of Three, who wrote probably the best</text:p>
      <text:p text:style-name="P1">library I've seen. Contained herein are her docs, and some examples that I've</text:p>
      <text:p text:style-name="P1">written.<text:tab/><text:tab/><text:tab/><text:tab/>-- Chrysalis</text:p>
      <text:p text:style-name="P1">Last Updated Thu May 31 13:37:43 CDT 1990</text:p>
      <text:p text:style-name="P1"></text:p>
      <text:p text:style-name="P1">Three's Unabridged Dictionary of Commands</text:p>
      <text:p text:style-name="P1">-----------------------------------------</text:p>
      <text:p text:style-name="P1"></text:p>
      <text:p text:style-name="P1">DROP</text:p>
      <text:p text:style-name="P1">drop &lt;object&gt;. Drops &lt;object&gt;. Dropping a thing in the temple sacrifices it</text:p>
      <text:p text:style-name="P1">(See SACRIFICING in the encyclopedia). Otherwise, a dropped thing is relocated</text:p>
      <text:p text:style-name="P1">to the current room, unless its STICKY flag is set (See STICKY), or the room</text:p>
      <text:p text:style-name="P1">has a drop-to (See DROP-TOS). Unlinked exits can only be dropped in rooms you</text:p>
      <text:p text:style-name="P1">control. 'throw' is the same as 'drop'.</text:p>
      <text:p text:style-name="P1"></text:p>
      <text:p text:style-name="P1">EXAMINE</text:p>
      <text:p text:style-name="P1">examine [object]. Displays all available information about &lt;object&gt;. &lt;object&gt;</text:p>
      <text:p text:style-name="P1">can be specified as &lt;name&gt; or #&lt;number&gt;, or as 'me' or 'here'. You must</text:p>
      <text:p text:style-name="P1">control the object to examine it. If you do not own the object, you will just</text:p>
      <text:p text:style-name="P1">be shown the owner of the object and its description.</text:p>
      <text:p text:style-name="P1">Wizards can examine objects in other rooms using #&lt;number&gt; or *&lt;player&gt;.</text:p>
      <text:p text:style-name="P1"></text:p>
      <text:p text:style-name="P1">GET</text:p>
      <text:p text:style-name="P1">get &lt;object&gt;. Picks up &lt;object&gt;. &lt;object&gt; can be a thing or an unlinked exit.</text:p>
      <text:p text:style-name="P1">'take' is the same as 'get'.</text:p>
      <text:p text:style-name="P1"></text:p>
      <text:p text:style-name="P1">GIVE</text:p>
      <text:p text:style-name="P1"><text:soft-page-break/>give &lt;player&gt;=&lt;pennies&gt;. Gives player the specified number of pennies. The</text:p>
      <text:p text:style-name="P1">only thing you can give is pennies. You can't give someone pennies if their</text:p>
      <text:p text:style-name="P1">new total would be greater than 10000.</text:p>
      <text:p text:style-name="P1">Wizards can give as many pennies as they wish, even negative amounts, without</text:p>
      <text:p text:style-name="P1">affecting their own supply, and can give pennies to things to change their</text:p>
      <text:p text:style-name="P1">sacrifice values.</text:p>
      <text:p text:style-name="P1"></text:p>
      <text:p text:style-name="P1">GOTO</text:p>
      <text:p text:style-name="P1">go[to] &lt;direction&gt;; go[to] home. Goes in the specified direction. 'go home' is</text:p>
      <text:p text:style-name="P1">a special command that returns you to your starting location. The word 'go'</text:p>
      <text:p text:style-name="P1">may be omitted. 'move' is the same as 'go'.</text:p>
      <text:p text:style-name="P1"></text:p>
      <text:p text:style-name="P1">GRIPE</text:p>
      <text:p text:style-name="P1">gripe &lt;message&gt;. Sends &lt;message&gt; to the system maintainer.</text:p>
      <text:p text:style-name="P1"></text:p>
      <text:p text:style-name="P1">HELP</text:p>
      <text:p text:style-name="P1">help. This displays a short help message.</text:p>
      <text:p text:style-name="P1"></text:p>
      <text:p text:style-name="P1">INVENTORY</text:p>
      <text:p text:style-name="P1">inventory. Lists what you are carrying. This can usually be abbreviated to inv.</text:p>
      <text:p text:style-name="P1"></text:p>
      <text:p text:style-name="P1">KILL</text:p>
      <text:p text:style-name="P1">kill &lt;player&gt; [=&lt;cost&gt;]. Attempts to kill the specified player. Killing costs</text:p>
      <text:p text:style-name="P1">either &lt;cost&gt; or 10 pennies, whichever is greater. The probability of success</text:p>
      <text:p text:style-name="P1">is &lt;cost&gt; percent. Spending 100 pennies always works (except against wizards,</text:p>
      <text:p text:style-name="P1">who can never be killed).</text:p>
      <text:p text:style-name="P1">Players cannot be killed in rooms which have been set HAVEN. (see HAVEN)</text:p>
      <text:p text:style-name="P1"></text:p>
      <text:p text:style-name="P1">LOOK</text:p>
      <text:p text:style-name="P1">look [object]. Displays the description of &lt;object&gt;, or the room you're in if</text:p>
      <text:p text:style-name="P1">you don't specify one. &lt;object&gt; can be a thing, player, exit, or room,</text:p>
      <text:p text:style-name="P1">specified as &lt;name&gt; or #&lt;number&gt; or 'me' or 'here'. 'read' is the same as</text:p>
      <text:p text:style-name="P1">'look'.</text:p>
      <text:p text:style-name="P1">Wizards can look at objects in other rooms using #&lt;number&gt; or *&lt;player&gt;.</text:p>
      <text:p text:style-name="P1"></text:p>
      <text:p text:style-name="P1">MOVE</text:p>
      <text:p text:style-name="P1">See GO.</text:p>
      <text:p text:style-name="P1"></text:p>
      <text:p text:style-name="P1">NEWS</text:p>
      <text:p text:style-name="P1">news. Displays the current news file for the game. Must be typed in full.</text:p>
      <text:p text:style-name="P1"></text:p>
      <text:p text:style-name="P1">PAGE</text:p>
      <text:p text:style-name="P1">page &lt;player&gt; [=&lt;message&gt;]. This tells a player that you are looking for them.</text:p>
      <text:p text:style-name="P1">They will get a message telling them your name and location. This costs 1 penny.</text:p>
      <text:p text:style-name="P1">If you include the '=&lt;message&gt;', it will tell the player your name and your</text:p>
      <text:p text:style-name="P1">message, but not your location.</text:p>
      <text:p text:style-name="P1">If a player is set HAVEN, you cannot page them, and they will not be notified</text:p>
      <text:p text:style-name="P1">that you tried.</text:p>
      <text:p text:style-name="P1"></text:p>
      <text:p text:style-name="P1">QUIT</text:p>
      <text:p text:style-name="P1">QUIT. Log out and leave the game. Must be in all capitals.</text:p>
      <text:p text:style-name="P1"></text:p>
      <text:p text:style-name="P1"><text:soft-page-break/>READ</text:p>
      <text:p text:style-name="P1">See LOOK.</text:p>
      <text:p text:style-name="P1"></text:p>
      <text:p text:style-name="P1">ROB</text:p>
      <text:p text:style-name="P1">rob &lt;player&gt;. Attempts to steal one penny from &lt;player&gt;. The only thing you can</text:p>
      <text:p text:style-name="P1">rob are pennies.</text:p>
      <text:p text:style-name="P1"></text:p>
      <text:p text:style-name="P1">SAY</text:p>
      <text:p text:style-name="P1">say &lt;message&gt;. Says &lt;message&gt; out loud. You can also use '"&lt;message&gt;'. Another</text:p>
      <text:p text:style-name="P1">command is ':&lt;message&gt;'. This is used for actions, ex. if your name was Igor,</text:p>
      <text:p text:style-name="P1">and you typed ':falls down.', everyone would see "Igor falls down." See also</text:p>
      <text:p text:style-name="P1">WHISPER.</text:p>
      <text:p text:style-name="P1"></text:p>
      <text:p text:style-name="P1">SCORE</text:p>
      <text:p text:style-name="P1">score. Displays how many pennies you are carrying.</text:p>
      <text:p text:style-name="P1"></text:p>
      <text:p text:style-name="P1">TAKE</text:p>
      <text:p text:style-name="P1">See GET.</text:p>
      <text:p text:style-name="P1"></text:p>
      <text:p text:style-name="P1">THROW</text:p>
      <text:p text:style-name="P1">See DROP.</text:p>
      <text:p text:style-name="P1"></text:p>
      <text:p text:style-name="P1">WHISPER</text:p>
      <text:p text:style-name="P1">whisper &lt;player&gt;=&lt;message&gt;. Whispers the message to the named person, if they</text:p>
      <text:p text:style-name="P1">are in the same room as you. No one else can see the message.</text:p>
      <text:p text:style-name="P1">Wizards can whisper *&lt;player&gt;=&lt;message&gt; to whisper to players in other rooms.</text:p>
      <text:p text:style-name="P1"></text:p>
      <text:p text:style-name="P1">WHO </text:p>
      <text:p text:style-name="P1">WHO [&lt;player&gt;]. List the name of every player currently logged in, and how</text:p>
      <text:p text:style-name="P1">long they have been inactive. If given a player name, it displays only that</text:p>
      <text:p text:style-name="P1">name and idle time. Must be in all capitals.</text:p>
      <text:p text:style-name="P1">There are two player flags that pertain to the formatting of WHO, REVERSE_OK</text:p>
      <text:p text:style-name="P1">and TABULAR_WHO. (See their entries under FLAGS).</text:p>
      <text:p text:style-name="P1"></text:p>
      <text:p text:style-name="P1">@BOOT</text:p>
      <text:p text:style-name="P1">@boot &lt;player&gt;. Disconnects the player from the game. Only Wizards can use</text:p>
      <text:p text:style-name="P1">this command.</text:p>
      <text:p text:style-name="P1"></text:p>
      <text:p text:style-name="P1">@CHOWN</text:p>
      <text:p text:style-name="P1">@chown &lt;object&gt;=&lt;player&gt;. Changes the ownership of &lt;object&gt; to &lt;player&gt;.</text:p>
      <text:p text:style-name="P1">Only wizards may use this command. Players can't be @chowned; they always</text:p>
      <text:p text:style-name="P1">own themselves.</text:p>
      <text:p text:style-name="P1"></text:p>
      <text:p text:style-name="P1">@CREATE</text:p>
      <text:p text:style-name="P1">@create &lt;name&gt; [=&lt;cost&gt;]. Creates a thing with the specified name. Creation</text:p>
      <text:p text:style-name="P1">costs either &lt;cost&gt; pennies or 10 pennies, whichever is greater. The value of a</text:p>
      <text:p text:style-name="P1">thing is proportional to its cost. To be exact, value=(cost/5)-1.</text:p>
      <text:p text:style-name="P1"></text:p>
      <text:p text:style-name="P1">@DESCRIBE</text:p>
      <text:p text:style-name="P1">@describe &lt;object&gt; [=&lt;description&gt;]. &lt;object&gt; can be a thing, player, exit, or</text:p>
      <text:p text:style-name="P1">room, specified as &lt;name&gt; or #&lt;number&gt; or 'me' or 'here'. This sets the</text:p>
      <text:p text:style-name="P1">description a player sees when they use the command 'look &lt;object&gt;'. Without a</text:p>
      <text:p text:style-name="P1"><text:soft-page-break/>description argument, it clears the message. It can be abbreviated @desc.</text:p>
      <text:p text:style-name="P1"></text:p>
      <text:p text:style-name="P1">@DIG</text:p>
      <text:p text:style-name="P1">@dig &lt;name&gt;. Creates a new room with the specified name and displays its</text:p>
      <text:p text:style-name="P1">number. This costs 10 pennies.</text:p>
      <text:p text:style-name="P1"></text:p>
      <text:p text:style-name="P1">@DUMP</text:p>
      <text:p text:style-name="P1">@dump. Only wizards may use this command. Saves the database from memory to</text:p>
      <text:p text:style-name="P1">disk. Automatically occurs every hour, and when @shutdown is used.</text:p>
      <text:p text:style-name="P1"></text:p>
      <text:p text:style-name="P1">@FAIL</text:p>
      <text:p text:style-name="P1">@fail &lt;object&gt; [=&lt;message&gt;]. &lt;object&gt; can be a thing, player, exit, or room,</text:p>
      <text:p text:style-name="P1">specified as &lt;name&gt; or #&lt;number&gt; or 'me' or 'here'. Sets the fail message for</text:p>
      <text:p text:style-name="P1">&lt;object&gt;. The message is displayed when a player fails to use &lt;object&gt;. Without</text:p>
      <text:p text:style-name="P1">a message argument, it clears the message. See also @OFAIL.</text:p>
      <text:p text:style-name="P1"></text:p>
      <text:p text:style-name="P1">@FIND</text:p>
      <text:p text:style-name="P1">@find [name]. Displays the name and number of every room, thing, or player that</text:p>
      <text:p text:style-name="P1">you control whose name matches &lt;name&gt;. Because the command is computationally</text:p>
      <text:p text:style-name="P1">expensive, this costs 1 penny.</text:p>
      <text:p text:style-name="P1"></text:p>
      <text:p text:style-name="P1">@FORCE</text:p>
      <text:p text:style-name="P1">@force &lt;player&gt;=&lt;command&gt;. Only wizards may use this command. Forces the game</text:p>
      <text:p text:style-name="P1">to act as though &lt;player&gt; had entered &lt;command&gt;.</text:p>
      <text:p text:style-name="P1"></text:p>
      <text:p text:style-name="P1">@LINK</text:p>
      <text:p text:style-name="P1">@link &lt;object&gt;=&lt;number&gt;; @link &lt;object&gt;=here; @link &lt;dir&gt;|&lt;room&gt;=home. Links</text:p>
      <text:p text:style-name="P1">&lt;object&gt; to room specified by &lt;number&gt;. For things and players, sets the</text:p>
      <text:p text:style-name="P1">home room (See HOMES). For rooms, sets the drop-to room (See DROP-TOS). For</text:p>
      <text:p text:style-name="P1">exits, sets the target room; exits must be unlinked, and you must control the</text:p>
      <text:p text:style-name="P1">target room unless its LINK_OK flag is set. Linking an exit costs 1 penny.</text:p>
      <text:p text:style-name="P1">If the exit was owned by someone else, the former owner is reimbursed 1 penny.</text:p>
      <text:p text:style-name="P1">Wizards can @link objects in other rooms using #&lt;number&gt; or *&lt;player&gt;.</text:p>
      <text:p text:style-name="P1"></text:p>
      <text:p text:style-name="P1">@LOCK</text:p>
      <text:p text:style-name="P1">@lock &lt;object&gt;=&lt;key&gt;. Locks &lt;object&gt; to a specific key(s). &lt;object&gt; can be</text:p>
      <text:p text:style-name="P1">specified as &lt;name&gt; or #&lt;number&gt;, or as 'me' or 'here'. Boolean expressions are</text:p>
      <text:p text:style-name="P1">allowed, using '&amp;' (and), '|' (or), '!' (not), and parentheses ('(' and ')')</text:p>
      <text:p text:style-name="P1">for grouping. To lock to a player, prefix their name with '*' (ex. '*Igor').</text:p>
      <text:p text:style-name="P1">See the example section at the end of these docs.</text:p>
      <text:p text:style-name="P1"></text:p>
      <text:p text:style-name="P1">@NAME</text:p>
      <text:p text:style-name="P1">@name &lt;object&gt;=&lt;new name&gt; [&lt;password&gt;]. Changes the name of &lt;object&gt;. &lt;object&gt;</text:p>
      <text:p text:style-name="P1">can be a thing, player, exit, or room, specified as &lt;name&gt; or #&lt;number&gt; or 'me'</text:p>
      <text:p text:style-name="P1">or 'here'. For a player, it requires the player's password.</text:p>
      <text:p text:style-name="P1"></text:p>
      <text:p text:style-name="P1">@NEWPASSWORD</text:p>
      <text:p text:style-name="P1">@newpassword &lt;player&gt; [=&lt;password&gt;]. Only wizards may use this command. Changes</text:p>
      <text:p text:style-name="P1">&lt;player&gt;'s password, informing &lt;player&gt; that you changed it. Must be typed in</text:p>
      <text:p text:style-name="P1">full.</text:p>
      <text:p text:style-name="P1"></text:p>
      <text:p text:style-name="P1">@OFAIL</text:p>
      <text:p text:style-name="P1"><text:soft-page-break/>@ofail &lt;object&gt; [=&lt;message&gt;]. The @ofail message, prefixed by the player's</text:p>
      <text:p text:style-name="P1">name, is shown to others when the player fails to use &lt;object&gt;. Without a</text:p>
      <text:p text:style-name="P1">message argument, it clears the message. &lt;object&gt; can be specified as &lt;name&gt; or</text:p>
      <text:p text:style-name="P1">#&lt;number&gt;, or as 'me' or 'here'. See also @FAIL.</text:p>
      <text:p text:style-name="P1"></text:p>
      <text:p text:style-name="P1">@OPEN</text:p>
      <text:p text:style-name="P1">@open &lt;dir&gt;[;&lt;other dir&gt;]* [=&lt;number&gt;]. Creates an exit in the specified</text:p>
      <text:p text:style-name="P1">direction(s). If &lt;number&gt; is specified, it is linked to that room. Otherwise,</text:p>
      <text:p text:style-name="P1">it is created unlinked. You or anyone else may use the '@link' command to</text:p>
      <text:p text:style-name="P1">specify where the unlinked exit leads. Opening an exit costs 1 penny. If you</text:p>
      <text:p text:style-name="P1">specify &lt;number&gt;, linking costs 1 more penny.</text:p>
      <text:p text:style-name="P1"></text:p>
      <text:p text:style-name="P1">@OSUCCESS</text:p>
      <text:p text:style-name="P1">@osuccess &lt;object&gt; [=&lt;message&gt;]. The @osuccess message, prefixed by the</text:p>
      <text:p text:style-name="P1">player's name, is shown to others when the player successfully uses &lt;object&gt;.</text:p>
      <text:p text:style-name="P1">Without a message argument, it clears the @osuccess message. It can be</text:p>
      <text:p text:style-name="P1">abbreviated @osucc. &lt;object&gt; can be specified as &lt;name&gt; or #&lt;number&gt;, or as</text:p>
      <text:p text:style-name="P1">'me' or 'here'. See also @SUCCESS.</text:p>
      <text:p text:style-name="P1"></text:p>
      <text:p text:style-name="P1">@PASSWORD</text:p>
      <text:p text:style-name="P1">@password &lt;old password&gt;=&lt;new password&gt;. This changes your password.</text:p>
      <text:p text:style-name="P1"></text:p>
      <text:p text:style-name="P1">@PCREATE</text:p>
      <text:p text:style-name="P1">@pcreate &lt;name&gt;. On muds with registration, this is a wizard-only command</text:p>
      <text:p text:style-name="P1">that creates a character with the given name.</text:p>
      <text:p text:style-name="P1"></text:p>
      <text:p text:style-name="P1">@SET</text:p>
      <text:p text:style-name="P1">@set &lt;object&gt;=&lt;flag&gt;; @set &lt;object&gt;=!&lt;flag&gt;. Sets (or, with '!', unsets) &lt;flag&gt;</text:p>
      <text:p text:style-name="P1">on &lt;object&gt;. See FLAGS in the encyclopedia.</text:p>
      <text:p text:style-name="P1"></text:p>
      <text:p text:style-name="P1">@SHUTDOWN</text:p>
      <text:p text:style-name="P1">@shutdown. Only wizards may use this command. Shuts down the game. Must be</text:p>
      <text:p text:style-name="P1">typed in full.</text:p>
      <text:p text:style-name="P1"></text:p>
      <text:p text:style-name="P1">@STATS</text:p>
      <text:p text:style-name="P1">@stats [player]. Display the number of objects in the game. For wizards, also</text:p>
      <text:p text:style-name="P1">lists a breakdown by object types. Wizards can supply a player name to count</text:p>
      <text:p text:style-name="P1">only objects owned by that player.</text:p>
      <text:p text:style-name="P1"></text:p>
      <text:p text:style-name="P1">@SUCCESS</text:p>
      <text:p text:style-name="P1">@success &lt;object&gt; [=&lt;message&gt;]. Sets the success message for &lt;object&gt;. The</text:p>
      <text:p text:style-name="P1">message is displayed when a player successfully uses &lt;object&gt;. Without a</text:p>
      <text:p text:style-name="P1">message argument, it clears the message. It can be abbreviated @succ. &lt;object&gt;</text:p>
      <text:p text:style-name="P1">can be specified as &lt;name&gt; or #&lt;number&gt;, or as 'me' or 'here'. See also</text:p>
      <text:p text:style-name="P1">@OSUCCESS.</text:p>
      <text:p text:style-name="P1"></text:p>
      <text:p text:style-name="P1">@TELEPORT</text:p>
      <text:p text:style-name="P1">@teleport [&lt;object&gt;=] &lt;room&gt;. Teleports &lt;object&gt; to &lt;room&gt;. &lt;object&gt; must be a</text:p>
      <text:p text:style-name="P1">thing. (Wizards can also teleport players.) You must be able to link to the</text:p>
      <text:p text:style-name="P1">destination, and either control the object or its current location. You can</text:p>
      <text:p text:style-name="P1">only teleport objects into a room, not into someone's inventory. If the target</text:p>
      <text:p text:style-name="P1">room has a drop-to, &lt;object&gt; will go to the drop-to room instead.</text:p>
      <text:p text:style-name="P1"><text:soft-page-break/>Wizards can teleport things into players' inventories.</text:p>
      <text:p text:style-name="P1"></text:p>
      <text:p text:style-name="P1">@TOAD</text:p>
      <text:p text:style-name="P1">@toad &lt;player&gt;. Only wizards may use this command. Turns the player into a</text:p>
      <text:p text:style-name="P1">slimy toad, destroying their character. Must be typed in full.</text:p>
      <text:p text:style-name="P1"></text:p>
      <text:p text:style-name="P1">@UNLINK</text:p>
      <text:p text:style-name="P1">@unlink &lt;dir&gt;; @unlink here. Removes the link on the exit in the specified</text:p>
      <text:p text:style-name="P1">direction, or removes the drop-to on the room. Unlinked exits may be picked up</text:p>
      <text:p text:style-name="P1">and dropped elsewhere. Be careful, anyone can relink an unlinked exit,</text:p>
      <text:p text:style-name="P1">becoming its new owner (but you will be reimbursed your 1 penny). See @LINK.</text:p>
      <text:p text:style-name="P1"></text:p>
      <text:p text:style-name="P1">@UNLOCK</text:p>
      <text:p text:style-name="P1">@unlock &lt;object&gt;. Removes the lock on &lt;object&gt;. See @LOCK.</text:p>
      <text:p text:style-name="P1"></text:p>
      <text:p text:style-name="P1">@WALL</text:p>
      <text:p text:style-name="P1">@wall &lt;message&gt;. Only wizards may use this command. Shouts something to every</text:p>
      <text:p text:style-name="P1">player connected. Must be typed in full.</text:p>
      <text:p text:style-name="P1"></text:p>
      <text:p text:style-name="P1"></text:p>
      <text:p text:style-name="P1">Three's Encyclopedia of the TinyWorld</text:p>
      <text:p text:style-name="P1">-------------------------------------</text:p>
      <text:p text:style-name="P1"></text:p>
      <text:p text:style-name="P1">BEING KILLED</text:p>
      <text:p text:style-name="P1">Getting killed is no big deal. If you are killed, you return to your home, and</text:p>
      <text:p text:style-name="P1">all things you carry return to their homes. You also collect 50 pennies in</text:p>
      <text:p text:style-name="P1">insurance money (unless you have &gt;= 10000 pennies). See MONEY.</text:p>
      <text:p text:style-name="P1"></text:p>
      <text:p text:style-name="P1">BOGUS COMMANDS</text:p>
      <text:p text:style-name="P1">Bogus commands can be made using exits. For example, to make a 'sit' command,</text:p>
      <text:p text:style-name="P1">one could "@open sit", then "@link sit=here" (because unlinked exits can be</text:p>
      <text:p text:style-name="P1">stolen), "@lock sit=me&amp;!me" (impossible to be both at once, therefore always</text:p>
      <text:p text:style-name="P1">fails), and "@fail sit=You sit on the chair."; "@ofail sit=sits on the chair.".</text:p>
      <text:p text:style-name="P1">Since nobody can go through it, it always fails. The @fail message is displayed</text:p>
      <text:p text:style-name="P1">to the player, and the @ofail message (preceded by the player's name) to</text:p>
      <text:p text:style-name="P1">everyone else.</text:p>
      <text:p text:style-name="P1"></text:p>
      <text:p text:style-name="P1">CONTROL</text:p>
      <text:p text:style-name="P1">There are 3 rules to controlling objects: 1) You control anything you own. 2) A</text:p>
      <text:p text:style-name="P1">wizard controls everything. 3) Anybody controls an unlinked exit, even if it is</text:p>
      <text:p text:style-name="P1">locked. Builders should beware of 3, lest their exits be linked or stolen.</text:p>
      <text:p text:style-name="P1"></text:p>
      <text:p text:style-name="P1">COSTS</text:p>
      <text:p text:style-name="P1">Costs: kill: 10p (or more, up to 100p). page: 1p. @dig: 10p. @create: 10p (or</text:p>
      <text:p text:style-name="P1">more, up to 505p), sacrifice value=(cost/5)-1. @find: 1p. @link: 1p (if you</text:p>
      <text:p text:style-name="P1">didn't already own it, +1p to the previous owner). @open: 1p (2p if linked at</text:p>
      <text:p text:style-name="P1">the same time).</text:p>
      <text:p text:style-name="P1">Wizards don't need money to do anything.</text:p>
      <text:p text:style-name="P1"></text:p>
      <text:p text:style-name="P1">DESTROYING</text:p>
      <text:p text:style-name="P1">Nothing can be destroyed. However, everything can be reused. You can give an</text:p>
      <text:p text:style-name="P1">object a new name with @name, redescribe it with @describe, and set new success</text:p>
      <text:p text:style-name="P1"><text:soft-page-break/>and fail messages for it. Exits can be @unlink'd and picked up and dropped</text:p>
      <text:p text:style-name="P1">elsewhere, so you can pick up an extra exit and use it in another room.</text:p>
      <text:p text:style-name="P1"></text:p>
      <text:p text:style-name="P1">DROP-TOs</text:p>
      <text:p text:style-name="P1">When the @link command is used on a room, it sets a drop-to location. Any</text:p>
      <text:p text:style-name="P1">object dropped in the room (if it isn't STICKY) will go to that location. If</text:p>
      <text:p text:style-name="P1">the room is STICKY, the drop-to will be delayed until the last person in the</text:p>
      <text:p text:style-name="P1">room has left.</text:p>
      <text:p text:style-name="P1"></text:p>
      <text:p text:style-name="P1">FAILURE</text:p>
      <text:p text:style-name="P1">You fail to use a thing when you cannot take it (because it's lock fails). You</text:p>
      <text:p text:style-name="P1">fail to use an exit when you cannot go through it (because it's unlinked or</text:p>
      <text:p text:style-name="P1">locked). You fail to use a person when you fail to rob them. You fail to use a</text:p>
      <text:p text:style-name="P1">room when you fail to look around (because it's locked). See STRINGS, and in</text:p>
      <text:p text:style-name="P1">the dictionary, @FAIL and @OFAIL.</text:p>
      <text:p text:style-name="P1"></text:p>
      <text:p text:style-name="P1">FLAGS</text:p>
      <text:p text:style-name="P1">The flags are displayed as letters following an object's ID number. Flags are</text:p>
      <text:p text:style-name="P1">set with the @set command. The flags are: W(izard), S(ticky), L(ink_OK),</text:p>
      <text:p text:style-name="P1">D(ark), T(emple), C(hown), H(aven), A(bode), and the gender flags M(ale),</text:p>
      <text:p text:style-name="P1">F(emale), and N(euter). The WHO list also uses REVERSE_OK and TABULAR_WHO,</text:p>
      <text:p text:style-name="P1">but they do not show up in the ID number. Some systems also use B(uilder). See</text:p>
      <text:p text:style-name="P1">TYPES, GENDER, and individual flag names.</text:p>
      <text:p text:style-name="P1"></text:p>
      <text:p text:style-name="P1">WIZARD</text:p>
      <text:p text:style-name="P1">If a person is WIZARD, they are a wizard, unkillable, subject to fewer</text:p>
      <text:p text:style-name="P1">restrictions, and able to use wizard commands. It is only meaningful for</text:p>
      <text:p text:style-name="P1">players. Only another wizard can set this flag. In general, WIZARDs can do</text:p>
      <text:p text:style-name="P1">anything using #&lt;number&gt; or *&lt;player&gt;.</text:p>
      <text:p text:style-name="P1">Only player #1 can set and unset the WIZARD flag of other players. No WIZARD</text:p>
      <text:p text:style-name="P1">can turn their own WIZARD flag off.</text:p>
      <text:p text:style-name="P1"></text:p>
      <text:p text:style-name="P1">STICKY</text:p>
      <text:p text:style-name="P1">If a thing is STICKY, it goes home when dropped (See HOMES). If a room is</text:p>
      <text:p text:style-name="P1">STICKY, its drop-to is delayed until the last person leaves (See DROP-TOS).</text:p>
      <text:p text:style-name="P1">Only meaningful for things and rooms.</text:p>
      <text:p text:style-name="P1"></text:p>
      <text:p text:style-name="P1">LINK_OK</text:p>
      <text:p text:style-name="P1">If a room is LINK_OK, anyone can link exits to it (but still not from it).</text:p>
      <text:p text:style-name="P1">It has no meaning for people, things, or exits. See @LINK in the dictionary.</text:p>
      <text:p text:style-name="P1"></text:p>
      <text:p text:style-name="P1">DARK</text:p>
      <text:p text:style-name="P1">If a room is DARK, then when people besides the owner 'look' there, they only</text:p>
      <text:p text:style-name="P1">see things they own. If a thing or player is DARK, then "look" does not list</text:p>
      <text:p text:style-name="P1">that object in the room's Contents:. Only wizards can set players or things</text:p>
      <text:p text:style-name="P1">dark.</text:p>
      <text:p text:style-name="P1"></text:p>
      <text:p text:style-name="P1">TEMPLE</text:p>
      <text:p text:style-name="P1">If a room is TEMPLE, you can sacrifice things for pennies by dropping them</text:p>
      <text:p text:style-name="P1">there. It has no meaning for players, things, or exits. Only wizards can set</text:p>
      <text:p text:style-name="P1">this flag.</text:p>
      <text:p text:style-name="P1"></text:p>
      <text:p text:style-name="P1"><text:soft-page-break/>GENDER</text:p>
      <text:p text:style-name="P1">@set me=unassigned|male|female|neuter. Default unassigned. If a player's gender</text:p>
      <text:p text:style-name="P1">is set, %-substitutions will use the appropriate pronoun for that player. Only</text:p>
      <text:p text:style-name="P1">meaningful for players. See SUBSTITUTIONS.</text:p>
      <text:p text:style-name="P1"></text:p>
      <text:p text:style-name="P1">HAVEN</text:p>
      <text:p text:style-name="P1">@set here=haven;@set me=haven. If a room is HAVEN, you cannot kill in that </text:p>
      <text:p text:style-name="P1">room. If a player is set HAVEN, he cannot be paged.</text:p>
      <text:p text:style-name="P1"></text:p>
      <text:p text:style-name="P1">ABODE</text:p>
      <text:p text:style-name="P1">@set here=abode. If a room is set ABODE, players can set their homes there, </text:p>
      <text:p text:style-name="P1">and can set the homes of objects there. (LINK_OK is now used only for exits,</text:p>
      <text:p text:style-name="P1">and ABODE is for players and objects.)</text:p>
      <text:p text:style-name="P1"></text:p>
      <text:p text:style-name="P1">REVERSE_OK</text:p>
      <text:p text:style-name="P1">@set me=reverse_ok. If this flag is set, the WHO list will be displayed in</text:p>
      <text:p text:style-name="P1">reverse order, with newest players listed last. This flag can only be set on</text:p>
      <text:p text:style-name="P1">players.</text:p>
      <text:p text:style-name="P1"></text:p>
      <text:p text:style-name="P1">TABULAR_WHO</text:p>
      <text:p text:style-name="P1">@set me=tabular_who. If this flag is set, the WHO list will be displayed in a</text:p>
      <text:p text:style-name="P1">tabular form. This flag can only be set on players.</text:p>
      <text:p text:style-name="P1"></text:p>
      <text:p text:style-name="P1">GOAL</text:p>
      <text:p text:style-name="P1">There is no ultimate goal to this game, except to have fun. There are puzzles</text:p>
      <text:p text:style-name="P1">to solve, scenery to visit, and people to meet. There are no winners or losers,</text:p>
      <text:p text:style-name="P1">only fellow players. Enjoy.</text:p>
      <text:p text:style-name="P1"></text:p>
      <text:p text:style-name="P1">HERE</text:p>
      <text:p text:style-name="P1">The word 'here' refers to the room you are in. For example, to rename the room</text:p>
      <text:p text:style-name="P1">you're in (if you control it), you could enter "@name here=&lt;new name&gt;".</text:p>
      <text:p text:style-name="P1"></text:p>
      <text:p text:style-name="P1">HOMES</text:p>
      <text:p text:style-name="P1">Every thing or player has a home. This is where things go when sacrificed,</text:p>
      <text:p text:style-name="P1">players when they go home, or things with the STICKY flag set go when dropped</text:p>
      <text:p text:style-name="P1">(See STICKY). Homes are set with the @link command. A thing's home defaults to</text:p>
      <text:p text:style-name="P1">the room where it was created, if you control that room, or your home. You can</text:p>
      <text:p text:style-name="P1">link an exit to send players home (with their inventory) by "@link &lt;dir&gt;=home".</text:p>
      <text:p text:style-name="P1">Drop-tos can also be set to 'home' (See DROP-TOS). See @LINK.</text:p>
      <text:p text:style-name="P1"></text:p>
      <text:p text:style-name="P1">LINKING</text:p>
      <text:p text:style-name="P1">You can link to a room if you control it, or if it is set LINK_OK or ABODE. </text:p>
      <text:p text:style-name="P1">Being able to link means you can set the homes of objects or yourself to that</text:p>
      <text:p text:style-name="P1">room if it is set ABODE, and can set the destination of exits to that room if</text:p>
      <text:p text:style-name="P1">it is LINK_OK. See LINK_OK and ABODE, and in the dictionary, @LINK.</text:p>
      <text:p text:style-name="P1"></text:p>
      <text:p text:style-name="P1">ME</text:p>
      <text:p text:style-name="P1">The word 'me' refers to yourself. Some things to do when starting out: 1) give</text:p>
      <text:p text:style-name="P1">yourself a description with "@describe me=&lt;description&gt;", then look at yourself</text:p>
      <text:p text:style-name="P1">with "look me". 2) prevent anyone else from robbing you with "@lock me=me". 3)</text:p>
      <text:p text:style-name="P1">set your gender, if you wish it known, with "@set me=male" or "@set me=female"</text:p>
      <text:p text:style-name="P1">(or "@set me=neuter" to be an 'it').</text:p>
      <text:p text:style-name="P1"><text:soft-page-break/></text:p>
      <text:p text:style-name="P1">MONEY</text:p>
      <text:p text:style-name="P1">Building and some other actions cost money. How to get money: 1) find pennies.</text:p>
      <text:p text:style-name="P1">2) sacrifice (drop) things in the temple. 3) get killed. 4) be given money. 5)</text:p>
      <text:p text:style-name="P1">rob someone. Once you reach 10000 pennies, it becomes difficult to acquire</text:p>
      <text:p text:style-name="P1">more. See COSTS and SACRIFICING.</text:p>
      <text:p text:style-name="P1">Wizards don't need money to do anything.</text:p>
      <text:p text:style-name="P1"></text:p>
      <text:p text:style-name="P1">ROBBERY</text:p>
      <text:p text:style-name="P1">When you rob someone, you succeed or fail to use them (See SUCCESS and</text:p>
      <text:p text:style-name="P1">FAILURE). You can protect yourself from being robbed by entering "@lock me=me"</text:p>
      <text:p text:style-name="P1">(See ME, and in the dictionary, @LOCK). If you lock yourself to yourself, you</text:p>
      <text:p text:style-name="P1">can rob yourself and set off your @success and @osuccess messages. Try</text:p>
      <text:p text:style-name="P1">entering "@osucc me=is goofy." and robbing yourself in a crowd. See ROB in the</text:p>
      <text:p text:style-name="P1">dictionary.</text:p>
      <text:p text:style-name="P1"></text:p>
      <text:p text:style-name="P1">SACRIFICING</text:p>
      <text:p text:style-name="P1">You sacrifice a thing by dropping it in the temple. Sacrificing an object</text:p>
      <text:p text:style-name="P1">gives you the value of an object. You can't sacrifice something you own. If</text:p>
      <text:p text:style-name="P1">you have &gt;= 10000 pennies, all sacrifices are worth only 1 penny. The</text:p>
      <text:p text:style-name="P1">sacrifice value of a thing is set at creation by "@create frob=cost", by the</text:p>
      <text:p text:style-name="P1">formula value=(cost/5)-1. Only a wizard can change the value of an object, </text:p>
      <text:p text:style-name="P1">once created.</text:p>
      <text:p text:style-name="P1"></text:p>
      <text:p text:style-name="P1">STRINGS</text:p>
      <text:p text:style-name="P1">Objects have 6 strings: 1) a name. 2) a description. 3) a success message (seen</text:p>
      <text:p text:style-name="P1">by the player). 4) a fail message (seen by the player). 5) an osuccess message</text:p>
      <text:p text:style-name="P1">(seen by others). 6) an ofail message (seen by others).</text:p>
      <text:p text:style-name="P1"></text:p>
      <text:p text:style-name="P1">SUBSTITUTIONS</text:p>
      <text:p text:style-name="P1">@osuccess and @ofail messages may contain %-substitutions, which evaluate to</text:p>
      <text:p text:style-name="P1">gender-specific pronouns if the player's gender is set. They are: %s</text:p>
      <text:p text:style-name="P1">(subjective) = Name, he, she, it. %o (objective) = Name, him, her, it. %p</text:p>
      <text:p text:style-name="P1">(possessive) = Name's, his, her, its. %n (player's name) = Name. If you need</text:p>
      <text:p text:style-name="P1">a '%', use %%. Ex. '@ofail teapot=burns %p hand on the hot teapot.' See GENDER.</text:p>
      <text:p text:style-name="P1"></text:p>
      <text:p text:style-name="P1">SUCCESS</text:p>
      <text:p text:style-name="P1">You successfully use an object when you take it. You use an exit successfully</text:p>
      <text:p text:style-name="P1">when you go through it. You successfully use a person successfully when you</text:p>
      <text:p text:style-name="P1">successfully rob them. You successfully use a room when you look around. See</text:p>
      <text:p text:style-name="P1">STRINGS, and in the dictionary, @SUCCESS and @OSUCCESS.</text:p>
      <text:p text:style-name="P1"></text:p>
      <text:p text:style-name="P1">TYPES OF OBJECTS</text:p>
      <text:p text:style-name="P1">There are 4 types of objects: things, players, exits, and rooms. The first</text:p>
      <text:p text:style-name="P1">letter following an object's ID number indicates the type: P(layer), E(xit),</text:p>
      <text:p text:style-name="P1">R(oom), otherwise, thing. Things are inanimate objects that can be carried.</text:p>
      <text:p text:style-name="P1">Players are animate objects that can move and carry. Exits are the means by</text:p>
      <text:p text:style-name="P1">which objects move. Rooms are locations that contain objects and linked </text:p>
      <text:p text:style-name="P1">exits.</text:p>
      <text:p text:style-name="P1"></text:p>
      <text:p text:style-name="P1">Examples</text:p>
      <text:p text:style-name="P1">--------</text:p>
      <text:p text:style-name="P1"><text:soft-page-break/></text:p>
      <text:p text:style-name="P1">Igor is a new player. He sets his description by typing:</text:p>
      <text:p text:style-name="P1"><text:s text:c="3"/>@desc me=Igor is a ferret with an evil glint in his eye.</text:p>
      <text:p text:style-name="P1">He has guarded himself from being robbed, and set some fail messages on </text:p>
      <text:p text:style-name="P1">himself that people will see when they try to rob him. He typed:</text:p>
      <text:p text:style-name="P1"><text:s text:c="3"/>@lock me=me</text:p>
      <text:p text:style-name="P1"><text:s text:c="3"/>@fail me=Igor chomps you on the knee with his little sharp teeth.</text:p>
      <text:p text:style-name="P1"><text:s text:c="3"/>@ofail me=howls in pain as Igor bites them.</text:p>
      <text:p text:style-name="P1">Now, here is what happens if Murf tries to rob Igor:</text:p>
      <text:p text:style-name="P1"><text:s text:c="3"/>Murf types: <text:s text:c="2"/>rob igor</text:p>
      <text:p text:style-name="P1"><text:s text:c="3"/>Murf sees: <text:s text:c="3"/>Igor chomps you on the knee with his little sharp teeth.</text:p>
      <text:p text:style-name="P1"><text:s text:c="3"/>all else see: Murf howls in pain as Igor bites them.</text:p>
      <text:p text:style-name="P1">'them' as a pronoun isn't to specific, and so Igor should do this:</text:p>
      <text:p text:style-name="P1"><text:s text:c="3"/>@ofail me=howls in pain as Igor bites %o.</text:p>
      <text:p text:style-name="P1">So if Murf robs Igor, this is what everyone else will see:</text:p>
      <text:p text:style-name="P1"><text:s text:c="3"/>Murf howls in pain as Igor bites him.</text:p>
      <text:p text:style-name="P1">This is assuming that Murf did a '@set me=male'. If not, it would have</text:p>
      <text:p text:style-name="P1">printed:</text:p>
      <text:p text:style-name="P1"><text:s text:c="3"/>Murf howls in pain as Igor bites Murf.</text:p>
      <text:p text:style-name="P1"></text:p>
      <text:p text:style-name="P1">Igor wants to set a message that he will use a lot, so he sets his @osucc:</text:p>
      <text:p text:style-name="P1"><text:s text:c="3"/>@osucc me=runs around the room nipping at everyone's heels.</text:p>
      <text:p text:style-name="P1">Now, if he wants to display that message:</text:p>
      <text:p text:style-name="P1"><text:s text:c="3"/>Igor types: <text:s text:c="2"/>rob me</text:p>
      <text:p text:style-name="P1"><text:s text:c="3"/>Igor sees: <text:s text:c="3"/>You stole a penny.</text:p>
      <text:p text:style-name="P1"><text:tab/> <text:s text:c="8"/>Igor stole one of your pennies!</text:p>
      <text:p text:style-name="P1"><text:s text:c="3"/>all else see: Igor runs around the room nipping at everyone's heels.</text:p>
      <text:p text:style-name="P1"></text:p>
      <text:p text:style-name="P1">Igor wants to make an object called 'Ferret chow'. He types:</text:p>
      <text:p text:style-name="P1"><text:s text:c="3"/>@create Ferret Chow</text:p>
      <text:p text:style-name="P1"><text:s text:c="3"/>@desc Ferret Chow=This is a big bag full of yummy ferret chow. </text:p>
      <text:p text:style-name="P1"><text:s text:c="3"/>@succ Ferret Chow=You tear into the end of the bag, stuffing yourself.</text:p>
      <text:p text:style-name="P1"><text:s text:c="3"/>@osucc Ferret Chow=tears into the Ferret Chow bag, eating greedily.</text:p>
      <text:p text:style-name="P1">Now Igor decides that he wants to be the only one who can pick up the bag.</text:p>
      <text:p text:style-name="P1"><text:s text:c="3"/>@lock Ferret Chow=me</text:p>
      <text:p text:style-name="P1"><text:s text:c="3"/>@fail Ferret Chow=It's icky Ferret Chow. It would probably taste gross.</text:p>
      <text:p text:style-name="P1"><text:s text:c="3"/>@ofail Ferret Chow=decides Ferret Chow is icky.</text:p>
      <text:p text:style-name="P1">If Igor picks up the bag:</text:p>
      <text:p text:style-name="P1"><text:s text:c="3"/>Igor types: <text:s text:c="2"/>get Ferret Chow </text:p>
      <text:p text:style-name="P1"><text:s text:c="3"/>Igor sees: <text:s text:c="3"/>You tear into the end of the bag, stuffing yourself.</text:p>
      <text:p text:style-name="P1"><text:s text:c="3"/>all else see: Igor tears into the Ferret Chow bag, eating greedily.</text:p>
      <text:p text:style-name="P1">Igor is now carrying the bag. He must drop it if he wants to see the messages</text:p>
      <text:p text:style-name="P1">again. <text:s/>If Murf picks up the bag:</text:p>
      <text:p text:style-name="P1"><text:s text:c="3"/>Murf types: <text:s text:c="2"/>get Ferret Chow</text:p>
      <text:p text:style-name="P1"><text:s text:c="3"/>Murf sees: <text:s text:c="3"/>It's icky Ferret Chow. It would probably taste gross.</text:p>
      <text:p text:style-name="P1"><text:s text:c="3"/>all else see: Murf decides Ferret Chow is icky.</text:p>
      <text:p text:style-name="P1">Because the bag was locked to Igor, Murf cannot get the bag.</text:p>
      <text:p text:style-name="P1"></text:p>
      <text:p text:style-name="P1">Igor wants to build a few rooms. He can only build off of a place where he</text:p>
      <text:p text:style-name="P1">can get a link. He needs to ask around to find one of these if he is just</text:p>
      <text:p text:style-name="P1">starting to build. Murf is going to give Igor a link named 'n;north'. That</text:p>
      <text:p text:style-name="P1">means that both 'n' and 'north' activate that exit. Igor digs a room, and</text:p>
      <text:p text:style-name="P1"><text:soft-page-break/>links the exit to it. He types:</text:p>
      <text:p text:style-name="P1"><text:s text:c="3"/>@dig Igor's House</text:p>
      <text:p text:style-name="P1">At this point, the program will respond "Igor's House created with room number </text:p>
      <text:p text:style-name="P1">xxxx". We'll pretend it gave the room number as 1234.</text:p>
      <text:p text:style-name="P1"><text:s text:c="3"/>@link n;north=1234</text:p>
      <text:p text:style-name="P1">The program will respond with "Linked." Now Igor sets a few messages on the</text:p>
      <text:p text:style-name="P1">exit. He types:</text:p>
      <text:p text:style-name="P1"><text:s text:c="3"/>@desc n=North is Igor's House.</text:p>
      <text:p text:style-name="P1"><text:s text:c="3"/>@succ n=You crawl into Igor's House.</text:p>
      <text:p text:style-name="P1"><text:s text:c="3"/>@osucc n=crawls into Igor's House.</text:p>
      <text:p text:style-name="P1">These messages work just the same way they work on object, like the Ferret Chow.</text:p>
      <text:p text:style-name="P1">Next, Igor goes in the room, and creates an out exit. Murf has been nice enough</text:p>
      <text:p text:style-name="P1">to not only give Igor the n;north exit, but to set his room to L(ink_ok). Murf's</text:p>
      <text:p text:style-name="P1">room number is 623. <text:s/>Igor types 'n' or 'north' to go in the room, then types:</text:p>
      <text:p text:style-name="P1"><text:s text:c="3"/>@open out;back;s;south=623</text:p>
      <text:p text:style-name="P1">The program will respond with "Opened. Trying to link... Linked." Igor now</text:p>
      <text:p text:style-name="P1">has a south exit back to Murf's room. Murf can now set his room to !link_ok,</text:p>
      <text:p text:style-name="P1">so no one else can link to it. Igor puts some messages on the south link as</text:p>
      <text:p text:style-name="P1">well. He decides he wants to describe the room, so he types:</text:p>
      <text:p text:style-name="P1"><text:s text:c="3"/>@desc here=This is Igor's home. It is a small room, lined with paper shreds.</text:p>
      <text:p text:style-name="P1"><text:s text:c="3"/>Over in the corner is a small hole.</text:p>
      <text:p text:style-name="P1">Now Igor wants to dig a small room that the hole connects to. He types:</text:p>
      <text:p text:style-name="P1"><text:s text:c="3"/>@dig Igor's Hidden Room</text:p>
      <text:p text:style-name="P1">The program tells him that the room is number 1250. He then types:</text:p>
      <text:p text:style-name="P1"><text:s text:c="3"/>@open hole=1250</text:p>
      <text:p text:style-name="P1"><text:s text:c="3"/>@lock hole=me</text:p>
      <text:p text:style-name="P1"><text:s text:c="3"/>@desc hole=This is a small hole, just the size of Igor.</text:p>
      <text:p text:style-name="P1"><text:s text:c="3"/>@fail hole=You can't fit.</text:p>
      <text:p text:style-name="P1"><text:s text:c="3"/>@ofail hole=can't fit through the hole.</text:p>
      <text:p text:style-name="P1"><text:s text:c="3"/>@succ hole=You slip into the hole.</text:p>
      <text:p text:style-name="P1"><text:s text:c="3"/>@osucc hole=slips into the hole.</text:p>
      <text:p text:style-name="P1">This creates and links the exit called 'hole' to Igor's Hidden Room. He locks</text:p>
      <text:p text:style-name="P1">the exit to him, so only he can go through the exit. When he uses the exit,</text:p>
      <text:p text:style-name="P1">the success and osuccess messages will be displayed. When someone else tries to</text:p>
      <text:p text:style-name="P1">use the exit, the fail and ofail messages will be displayed. Since Igor owned</text:p>
      <text:p text:style-name="P1">the room that he was linking from, he had to use @open to create the link first.</text:p>
      <text:p text:style-name="P1">He now types 'hole' to go in the room, and types '@open out=1234' to create</text:p>
      <text:p text:style-name="P1">and link an exit called 'out' that leads to his House. </text:p>
      <text:p text:style-name="P1">If Igor wants everyone BUT Murf to be able to go 'hole', he types:</text:p>
      <text:p text:style-name="P1"><text:s text:c="3"/>@lock hole=!*murf</text:p>
      <text:p text:style-name="P1">This locks the hole against the player Murf. If he wants a person to be able to</text:p>
      <text:p text:style-name="P1">go through 'hole' only if they have the bag of Ferret Chow, he types:</text:p>
      <text:p text:style-name="P1"><text:s text:c="3"/>@lock hole=Ferret Chow</text:p>
      <text:p text:style-name="P1">If he wants himself to be able to go in the hole, even if he doesn't have the</text:p>
      <text:p text:style-name="P1">Ferret Chow, he types:</text:p>
      <text:p text:style-name="P1"><text:s text:c="3"/>@lock hole=Ferret Chow | me</text:p>
      <text:p text:style-name="P1">If he wants to lock everyone out except for himself and Murf if Murf has the bag</text:p>
      <text:p text:style-name="P1">of Ferret Chow, he types:</text:p>
      <text:p text:style-name="P1"><text:s text:c="3"/>@lock hole=(*murf &amp; Ferret Chow) | me</text:p>
      <text:p text:style-name="P1">You can get more and more complicated with locks this way.</text:p>
      <text:p text:style-name="P1">Igor is done building his home, and wants to set his home to it, so when he</text:p>
      <text:p text:style-name="P1">types 'home' he will go there instead of Limbo(#0RDLA). He goes in his house,</text:p>
      <text:p text:style-name="P1"><text:soft-page-break/>and types:</text:p>
      <text:p text:style-name="P1"><text:s text:c="3"/>@link me=here</text:p>
      <text:p text:style-name="P1">The program will respond with "Home set." Now Igor can go 'home', and QUIT</text:p>
      <text:p text:style-name="P1">and not worry about his inactive body cluttering up the landscape.</text:p>
      <text:p text:style-name="P1"></text:p>
      <text:p text:style-name="P1">Creating whole houses and adventures can be easy if you understand the way</text:p>
      <text:p text:style-name="P1">the @ commands work.</text:p>
      <text:p text:style-name="P1">When you build a room, you should have a very thorough description. Every</text:p>
      <text:p text:style-name="P1">thing listed in the description should be given a bogus exit (see entry)</text:p>
      <text:p text:style-name="P1">to detail the place. For example, here is the description of a room built</text:p>
      <text:p text:style-name="P1">by Three.</text:p>
      <text:p text:style-name="P1"></text:p>
      <text:p text:style-name="P1"><text:s text:c="3"/>Three's flat(#5400)</text:p>
      <text:p text:style-name="P1"><text:s text:c="3"/>Red wall-to-wall carpeting covers the floor. A cushy brown leather</text:p>
      <text:p text:style-name="P1"><text:s text:c="3"/>couch sits across from a wide-screen TV with a VCR and video disc</text:p>
      <text:p text:style-name="P1"><text:s text:c="3"/>player stacked on top. <text:s/>Escher prints hang on the walls, hilited by</text:p>
      <text:p text:style-name="P1"><text:s text:c="3"/>track lighting. Papers protrude from a roll-top desk to one side,</text:p>
      <text:p text:style-name="P1"><text:s text:c="3"/>adjoining an imposing stereo whose controls rival those of 747 cockpits.</text:p>
      <text:p text:style-name="P1"><text:s text:c="3"/>The kitchen lies north, the foyer south, and the bedroom beyond a</text:p>
      <text:p text:style-name="P1"><text:s text:c="3"/>short passage east.</text:p>
      <text:p text:style-name="P1"><text:s text:c="3"/>Contents:</text:p>
      <text:p text:style-name="P1"><text:s text:c="3"/>Flitterby Award for Comprehensive Building</text:p>
      <text:p text:style-name="P1"></text:p>
      <text:p text:style-name="P1">Now, you noticed the desk in the room. A 'look desk' will show:</text:p>
      <text:p text:style-name="P1"><text:s text:c="3"/>Every drawer and cubby is overflowing with papers, envelopes, flyers,</text:p>
      <text:p text:style-name="P1"><text:s text:c="3"/>leaflets, folders, booklets, binders, quick reference cards, and</text:p>
      <text:p text:style-name="P1"><text:s text:c="3"/>other paper products. A Compaq luggable sits in a small canyon of</text:p>
      <text:p text:style-name="P1"><text:s text:c="3"/>paper. Atop the desk stands a framed photo. Under the desk sits a</text:p>
      <text:p text:style-name="P1"><text:s text:c="3"/>back stool.</text:p>
      <text:p text:style-name="P1">Now, since this was done with a exit to create a bogus command, you might</text:p>
      <text:p text:style-name="P1">try going through the exit, so you will get the fail message. A 'desk' will</text:p>
      <text:p text:style-name="P1">show:</text:p>
      <text:p text:style-name="P1"><text:s text:c="3"/>You rummage thru the desk drawers, finding nothing of interest.</text:p>
      <text:p text:style-name="P1">Here is an examine of the bogus command, to show you how it was done (only</text:p>
      <text:p text:style-name="P1">the owner or a WIZARD can do an examine and get this output):</text:p>
      <text:p text:style-name="P1"><text:s text:c="3"/>desk(#5395E)</text:p>
      <text:p text:style-name="P1"><text:s text:c="3"/>Owner: Three <text:s/>Key: Three(#5370PTF)&amp;!Three(#5370PTF) Pennies: 0</text:p>
      <text:p text:style-name="P1"><text:s text:c="3"/>Every drawer and cubby is overflowing with papers, envelopes, flyers,</text:p>
      <text:p text:style-name="P1"><text:s text:c="3"/>leaflets, folders, booklets, binders, quick reference cards, and</text:p>
      <text:p text:style-name="P1"><text:s text:c="3"/>other paper products. A Compaq luggable sits in a small canyon of</text:p>
      <text:p text:style-name="P1"><text:s text:c="3"/>paper. Atop the desk stands a framed photo. Under the desk sits a</text:p>
      <text:p text:style-name="P1"><text:s text:c="3"/>back stool.</text:p>
      <text:p text:style-name="P1"><text:s text:c="3"/>Fail: You rummage thru the desk drawers, finding nothing of interest.</text:p>
      <text:p text:style-name="P1"><text:s text:c="3"/>Ofail: rummages thru the desk drawers.</text:p>
      <text:p text:style-name="P1"><text:s text:c="3"/>Destination: Three's flat(#5400R)</text:p>
      <text:p text:style-name="P1"></text:p>
      <text:p text:style-name="P1">In this way, a highly detailed room can be built, and greatly increase the</text:p>
      <text:p text:style-name="P1">atmosphere of the place. Take a walk around and look at the place first, </text:p>
      <text:p text:style-name="P1">before deciding to build. Then sit down and think carefully about what you</text:p>
      <text:p text:style-name="P1">want to build. Careful planning has made several very interesting places.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</meta:initial-creator>
    <meta:creation-date>2010-12-31T15:20:36</meta:creation-date>
    <meta:generator>OpenOffice.org/3.2$Linux OpenOffice.org_project/320m12$Build-9483</meta:generator>
    <dc:date>2010-12-31T15:32:27</dc:date>
    <dc:creator>matthew </dc:creator>
    <meta:editing-duration>PT00H11M53S</meta:editing-duration>
    <meta:editing-cycles>6</meta:editing-cycles>
    <meta:document-statistic meta:table-count="1" meta:image-count="0" meta:object-count="0" meta:page-count="13" meta:paragraph-count="651" meta:word-count="4683" meta:character-count="27492"/>
  </office:meta>
</office:document-meta>
</file>